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0DD00000090EC192ECF.eps"/>
  <manifest:file-entry manifest:media-type="" manifest:full-path="Pictures/20000002000000DD00000090EECDB37C.eps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1.88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006cm"/>
    </style:style>
    <style:style style:name="pr2" style:family="presentation" style:parent-style-name="harmaa2-outline1">
      <style:graphic-properties draw:fill-color="#ffffff" draw:auto-grow-height="true" fo:min-height="11.88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fo:min-height="2.755cm"/>
    </style:style>
    <style:style style:name="pr5" style:family="presentation" style:parent-style-name="harmaa2-outline1">
      <style:graphic-properties fo:min-height="11.629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title">
      <style:graphic-properties draw:auto-grow-height="true" fo:min-height="3.006cm"/>
    </style:style>
    <style:style style:name="pr8" style:family="presentation" style:parent-style-name="harmaa2-outline1">
      <style:graphic-properties draw:auto-grow-height="true" fo:min-height="1.092cm"/>
    </style:style>
    <style:style style:name="pr9" style:family="presentation" style:parent-style-name="harmaa2-outline1">
      <style:graphic-properties draw:auto-grow-height="true" fo:min-height="11.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2012 der.hans, CC BY-SA 3.0 unported</presentation:footer-decl>
      <draw:page draw:name="page1" draw:style-name="dp1" draw:master-page-name="harmaa2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4.299cm" svg:height="3.006cm" svg:x="1.35cm" svg:y="0.717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4.299cm" svg:height="11.88cm" svg:x="1.35cm" svg:y="4.212cm" presentation:class="outline" presentation:user-transformed="true">
          <draw:text-box>
            <text:list text:style-name="L2">
              <text:list-header>
                <text:p>Nginx: <text:span text:style-name="T1">Proxy Your Web Servers for Better Performance</text:span></text:p>
                <text:p><text:span text:style-name="T1"/></text:p>
                <text:p>der.hans</text:p>
                <text:p>SCaLE 10x, 2012Jan21</text:p>
                <text:p>Hilton LAX, Los Angeles A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Nginx Origins</text:p>
          </draw:text-box>
        </draw:frame>
        <draw:frame presentation:style-name="pr5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Created by Igor Sysoev as an HTTP proxy for Rambler.ru</text:p>
              </text:list-item>
              <text:list-item>
                <text:p>FastMail.FM later paid Igor to add IMAP prox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Nginx Use</text:p>
          </draw:text-box>
        </draw:frame>
        <draw:frame presentation:style-name="pr5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Nginx now hosts nearly 12.18% (22.2M) of all domains worldwide, surpassing IIS for the second most used web server</text:p>
              </text:list-item>
              <text:list-item>
                <text:p>It was 11% in October</text:p>
                <text:p/>
              </text:list-item>
              <text:list-item>
                <text:p>Some sites using nginx: WordPress, Hulu, Github, SourceForge, TechCrun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Nginx Example Uses</text:p>
          </draw:text-box>
        </draw:frame>
        <draw:frame presentation:style-name="pr5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A single web server is no longer sufficient</text:p>
                <text:list>
                  <text:list-item>
                    <text:p>buy big, expensive hardware</text:p>
                  </text:list-item>
                  <text:list-item>
                    <text:p>or distribute load to commodity hardware</text:p>
                  </text:list-item>
                </text:list>
              </text:list-item>
              <text:list-item>
                <text:p>Add redundancy</text:p>
                <text:list>
                  <text:list-item>
                    <text:p>run Apache instances on multiple (virtual) machi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Nginx Example Uses II</text:p>
          </draw:text-box>
        </draw:frame>
        <draw:frame presentation:style-name="pr5" draw:layer="layout" svg:width="24.299cm" svg:height="11.629cm" svg:x="1.35cm" svg:y="4.212cm" presentation:class="outline">
          <draw:text-box>
            <text:list text:style-name="L2">
              <text:list-item>
                <text:p>Run various back-end web servers simultaneously</text:p>
                <text:list>
                  <text:list-item>
                    <text:p>Apache</text:p>
                  </text:list-item>
                  <text:list-item>
                    <text:p>PHP-FPM</text:p>
                  </text:list-item>
                  <text:list-item>
                    <text:p>git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 presentation:user-transformed="true">
          <draw:text-box>
            <text:p>What does it do?</text:p>
          </draw:text-box>
        </draw:frame>
        <draw:frame presentation:style-name="pr5" draw:layer="layout" svg:width="24.299cm" svg:height="12.577cm" svg:x="1.35cm" svg:y="4.212cm" presentation:class="outline" presentation:user-transformed="true">
          <draw:text-box>
            <text:list text:style-name="L2">
              <text:list-header>
                <text:p>Nginx is a …</text:p>
                <text:p/>
                <text:p text:id="id1">reverse-proxy</text:p>
                <text:p/>
                <text:p text:id="id2">( and some other stuff )</text:p>
                <text:p/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1" anim:sub-item="text" smil:attributeName="visibility" smil:to="visible"/>
                  <anim:animate smil:dur="5s" smil:fill="hold" smil:targetElement="id1" anim:sub-item="text" smil:attributeName="x" smil:values="x;x" smil:keyTimes="0;1"/>
                  <anim:animate smil:dur="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ourBoxWipe" smil:subtype="cornersI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9" presentation:use-footer-name="ftr1">
        <office:forms form:automatic-focus="false" form:apply-design-mode="false"/>
        <draw:frame presentation:style-name="pr7" draw:layer="layout" svg:width="24.299cm" svg:height="3.006cm" svg:x="1.35cm" svg:y="0.717cm" presentation:class="title">
          <draw:text-box>
            <text:p>Proxy Illustration</text:p>
          </draw:text-box>
        </draw:frame>
        <draw:frame presentation:style-name="pr8" draw:layer="layout" svg:width="0.657cm" svg:height="1.369cm" svg:x="25cm" svg:y="1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4" draw:layer="layout" svg:width="24.151cm" svg:height="10cm" svg:x="1.349cm" svg:y="4.5cm" presentation:class="graphic" presentation:user-transformed="true">
          <draw:image xlink:href="Pictures/20000002000000DD00000090EC192ECF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9" presentation:use-footer-name="ftr1">
        <office:forms form:automatic-focus="false" form:apply-design-mode="false"/>
        <draw:frame presentation:style-name="pr7" draw:layer="layout" svg:width="24.299cm" svg:height="3.006cm" svg:x="1.35cm" svg:y="0.717cm" presentation:class="title">
          <draw:text-box>
            <text:p>Reverse-Proxy Illustration</text:p>
          </draw:text-box>
        </draw:frame>
        <draw:frame presentation:style-name="pr9" draw:layer="layout" svg:width="11.857cm" svg:height="11.88cm" svg:x="13.8cm" svg:y="4.212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4" draw:layer="layout" svg:width="24.151cm" svg:height="10.5cm" svg:x="1.349cm" svg:y="4.5cm" presentation:class="graphic" presentation:user-transformed="true">
          <draw:image xlink:href="Pictures/20000002000000DD00000090EECDB37C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Reverse-proxy demonstration</text:p>
          </draw:text-box>
        </draw:frame>
        <draw:frame presentation:style-name="pr5" draw:layer="layout" svg:width="24.299cm" svg:height="11.629cm" svg:x="1.35cm" svg:y="4.212cm" presentation:class="outline">
          <draw:text-box>
            <text:list text:style-name="L2">
              <text:list-item>
                <text:p>by default Nginx uses round-robin <text:s/>load-balanc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Sample Apache config</text:p>
          </draw:text-box>
        </draw:frame>
        <draw:frame presentation:style-name="pr5" draw:layer="layout" svg:width="24.299cm" svg:height="13.685cm" svg:x="1.35cm" svg:y="4.212cm" presentation:class="outline" presentation:user-transformed="true">
          <draw:text-box>
            <text:list text:style-name="L2">
              <text:list-header>
                <text:p><text:span text:style-name="T2">&lt;VirtualHost *:8001&gt;</text:span></text:p>
                <text:p><text:span text:style-name="T2"><text:s text:c="8"/></text:span><text:span text:style-name="T2">DocumentRoot /var/www/eins</text:span></text:p>
                <text:p><text:span text:style-name="T2"><text:s text:c="8"/></text:span><text:span text:style-name="T2">&lt;Directory /var/www/eins/&gt;</text:span></text:p>
                <text:p><text:span text:style-name="T2"><text:s text:c="16"/></text:span><text:span text:style-name="T2">allow from all</text:span></text:p>
                <text:p><text:span text:style-name="T2"><text:s text:c="8"/></text:span><text:span text:style-name="T2">&lt;/Directory&gt;</text:span></text:p>
                <text:p><text:span text:style-name="T2">&lt;/VirtualHost&gt;</text:span></text:p>
                <text:p><text:span text:style-name="T2">&lt;VirtualHost *:8002&gt;</text:span></text:p>
                <text:p><text:span text:style-name="T2"><text:s text:c="8"/></text:span><text:span text:style-name="T2">DocumentRoot /var/www/zwei</text:span></text:p>
                <text:p><text:span text:style-name="T2"><text:s text:c="8"/></text:span><text:span text:style-name="T2">&lt;Directory /var/www/zwei/&gt;</text:span></text:p>
                <text:p><text:span text:style-name="T2"><text:s text:c="16"/></text:span><text:span text:style-name="T2">allow from all</text:span></text:p>
                <text:p><text:span text:style-name="T2"><text:s text:c="8"/></text:span><text:span text:style-name="T2">&lt;/Directory&gt;</text:span></text:p>
                <text:p><text:span text:style-name="T2">&lt;/VirtualHost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Sample Nginx config</text:p>
          </draw:text-box>
        </draw:frame>
        <draw:frame presentation:style-name="pr5" draw:layer="layout" svg:width="24.299cm" svg:height="12.591cm" svg:x="1.35cm" svg:y="4.212cm" presentation:class="outline" presentation:user-transformed="true">
          <draw:text-box>
            <text:list text:style-name="L2">
              <text:list-header>
                <text:p><text:span text:style-name="T3"><text:s/></text:span><text:span text:style-name="T2">upstream sample {</text:span></text:p>
                <text:p><text:span text:style-name="T2"><text:s text:c="4"/></text:span><text:span text:style-name="T2">server 127.0.0.1:8001; <text:s text:c="7"/>server 127.0.0.1:8002;</text:span></text:p>
                <text:p><text:span text:style-name="T2"><text:s text:c="4"/></text:span><text:span text:style-name="T2">server 127.0.0.1:8003; <text:s text:c="7"/>server 127.0.0.1:8004;</text:span></text:p>
                <text:p><text:span text:style-name="T2"><text:s/></text:span><text:span text:style-name="T2">}</text:span></text:p>
                <text:p><text:span text:style-name="T2"><text:s/></text:span><text:span text:style-name="T2">server {</text:span></text:p>
                <text:p><text:span text:style-name="T2"><text:s text:c="4"/></text:span><text:span text:style-name="T2">listen <text:s text:c="8"/>80;</text:span></text:p>
                <text:p><text:span text:style-name="T2"><text:s text:c="4"/></text:span><text:span text:style-name="T2">server_name <text:s text:c="3"/>www.example.com;</text:span></text:p>
                <text:p><text:span text:style-name="T2"><text:s text:c="4"/></text:span><text:span text:style-name="T2">location / {</text:span></text:p>
                <text:p><text:span text:style-name="T2"><text:s text:c="6"/></text:span><text:span text:style-name="T2">proxy_pass <text:s text:c="5"/>http://sample;</text:span></text:p>
                <text:p><text:span text:style-name="T2"><text:s text:c="4"/></text:span><text:span text:style-name="T2">}</text:span></text:p>
                <text:p><text:span text:style-name="T2">}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Sessions</text:p>
          </draw:text-box>
        </draw:frame>
        <draw:frame presentation:style-name="pr5" draw:layer="layout" svg:width="24.299cm" svg:height="11.629cm" svg:x="1.35cm" svg:y="4.212cm" presentation:class="outline">
          <draw:text-box>
            <text:list text:style-name="L2">
              <text:list-item>
                <text:p>What if you wanted someone to keep hitting the same web server?</text:p>
              </text:list-item>
              <text:list-item>
                <text:p>For example, if you don't want your web servers constantly having to pass session information back and forth?</text:p>
              </text:list-item>
              <text:list-item>
                <text:p>Use ip_hash direc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ip_hash</text:p>
          </draw:text-box>
        </draw:frame>
        <draw:frame presentation:style-name="pr5" draw:layer="layout" svg:width="24.299cm" svg:height="11.923cm" svg:x="1.35cm" svg:y="4.212cm" presentation:class="outline" presentation:user-transformed="true">
          <draw:text-box>
            <text:list text:style-name="L2">
              <text:list-item>
                <text:p>uses the /24 network for the browser IP as the key for a hash</text:p>
              </text:list-item>
              <text:list-item>
                <text:p>the key will hash the same every time, so it will keep going to the same web server</text:p>
              </text:list-item>
              <text:list-item>
                <text:p>well, unless the web server goes down</text:p>
                <text:list>
                  <text:list-item>
                    <text:p>there still needs to be some session sharing between the servers if maintaining sessions is import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 presentation:user-transformed="true">
          <draw:text-box>
            <text:p>Sticky Backends</text:p>
          </draw:text-box>
        </draw:frame>
        <draw:frame presentation:style-name="pr5" draw:layer="layout" svg:width="24.299cm" svg:height="11.629cm" svg:x="1.35cm" svg:y="4.212cm" presentation:class="outline">
          <draw:text-box>
            <text:list text:style-name="L2">
              <text:list-item>
                <text:p>Also see the nginx-sticky-module</text:p>
                <text:list>
                  <text:list-item>
                    <text:p>uses cookies to keep browsers going to the same backend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 presentation:user-transformed="true">
          <draw:text-box>
            <text:p>Notes</text:p>
          </draw:text-box>
        </draw:frame>
        <draw:frame presentation:style-name="pr5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When using round-robin, weighting can be used to drive more traffic to a particular server</text:p>
                <text:list>
                  <text:list-item>
                    <text:p>If you already have the big beefy machine, drive more traffic to it than the commodity servers you add to the pool</text:p>
                  </text:list-item>
                </text:list>
              </text:list-item>
              <text:list-item>
                <text:p>Number of failures allowed and timeouts can be configu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 presentation:user-transformed="true">
          <draw:text-box>
            <text:p>Nginx Advantages</text:p>
          </draw:text-box>
        </draw:frame>
        <draw:frame presentation:style-name="pr5" draw:layer="layout" svg:width="24.299cm" svg:height="11.629cm" svg:x="1.35cm" svg:y="4.212cm" presentation:class="outline">
          <draw:text-box>
            <text:list text:style-name="L2">
              <text:list-item>
                <text:p>Asynchronous rather than forking or threading</text:p>
                <text:list>
                  <text:list-item>
                    <text:p>Event driven, using only a few threads</text:p>
                  </text:list-item>
                  <text:list-item>
                    <text:p>Less resources needed</text:p>
                  </text:list-item>
                  <text:list-item>
                    <text:p>Scales better</text:p>
                  </text:list-item>
                </text:list>
              </text:list-item>
              <text:list-item>
                <text:p>Can proxy for many servers/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Nginx Service Capabilities</text:p>
          </draw:text-box>
        </draw:frame>
        <draw:frame presentation:style-name="pr5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What can Nginx serve by itself?</text:p>
                <text:list>
                  <text:list-item>
                    <text:p>Static files</text:p>
                  </text:list-item>
                  <text:list-item>
                    <text:p>MP4 ( pseudo-streaming )</text:p>
                  </text:list-item>
                  <text:list-item>
                    <text:p>FLV ( pseudo-streaming )</text:p>
                  </text:list-item>
                  <text:list-item>
                    <text:p>SSI</text:p>
                  </text:list-item>
                  <text:list-item>
                    <text:p>Pixel</text:p>
                  </text:list-item>
                  <text:list-item>
                    <text:p>Per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Nginx Service !Capabilities</text:p>
          </draw:text-box>
        </draw:frame>
        <draw:frame presentation:style-name="pr5" draw:layer="layout" svg:width="24.299cm" svg:height="11.629cm" svg:x="1.35cm" svg:y="4.212cm" presentation:class="outline">
          <draw:text-box>
            <text:list text:style-name="L2">
              <text:list-item>
                <text:p>What can't Nginx serve by itself?</text:p>
                <text:list>
                  <text:list-item>
                    <text:p>PHP</text:p>
                  </text:list-item>
                  <text:list-item>
                    <text:p>CG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External Services</text:p>
          </draw:text-box>
        </draw:frame>
        <draw:frame presentation:style-name="pr5" draw:layer="layout" svg:width="24.299cm" svg:height="15.043cm" svg:x="1.35cm" svg:y="4.212cm" presentation:class="outline" presentation:user-transformed="true">
          <draw:text-box>
            <text:list text:style-name="L2">
              <text:list-item>
                <text:p>Whatever can be served by a backend web server</text:p>
              </text:list-item>
              <text:list-item>
                <text:p>PHP via FastCGI/PHP-FPM</text:p>
              </text:list-item>
              <text:list-item>
                <text:p>GeoIP</text:p>
              </text:list-item>
              <text:list-item>
                <text:p>DBish Stuff</text:p>
                <text:list>
                  <text:list-item>
                    <text:p>Memcached</text:p>
                  </text:list-item>
                  <text:list-item>
                    <text:p>Drizzle/MySQL</text:p>
                  </text:list-item>
                  <text:list-item>
                    <text:p>PostgreSQL</text:p>
                  </text:list-item>
                  <text:list-item>
                    <text:p>GridFS</text:p>
                  </text:list-item>
                  <text:list-item>
                    <text:p>Red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Protocols</text:p>
          </draw:text-box>
        </draw:frame>
        <draw:frame presentation:style-name="pr5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HTTP</text:p>
              </text:list-item>
              <text:list-item>
                <text:p>SMTP</text:p>
              </text:list-item>
              <text:list-item>
                <text:p>IMAP</text:p>
              </text:list-item>
              <text:list-item>
                <text:p>POP3</text:p>
              </text:list-item>
              <text:list-item>
                <text:p>TLS/SSL/SN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Features</text:p>
          </draw:text-box>
        </draw:frame>
        <draw:frame presentation:style-name="pr5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virtual servers</text:p>
              </text:list-item>
              <text:list-item>
                <text:p>load-balancing</text:p>
              </text:list-item>
              <text:list-item>
                <text:p>rewrites</text:p>
              </text:list-item>
              <text:list-item>
                <text:p>caching</text:p>
              </text:list-item>
              <text:list-item>
                <text:p>content filters</text:p>
              </text:list-item>
              <text:list-item>
                <text:p>authent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Features II</text:p>
          </draw:text-box>
        </draw:frame>
        <draw:frame presentation:style-name="pr5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rate-limiting</text:p>
              </text:list-item>
              <text:list-item>
                <text:p>compression</text:p>
              </text:list-item>
              <text:list-item>
                <text:p>chunking</text:p>
              </text:list-item>
              <text:list-item>
                <text:p>WebDAV</text:p>
              </text:list-item>
              <text:list-item>
                <text:p>Change config or update w/o shutting down serv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1T1" presentation:use-footer-name="ftr1">
        <office:forms form:automatic-focus="false" form:apply-design-mode="false"/>
        <draw:frame presentation:style-name="pr4" draw:layer="layout" svg:width="24.299cm" svg:height="2.755cm" svg:x="1.35cm" svg:y="0.842cm" presentation:class="title">
          <draw:text-box>
            <text:p>Credits</text:p>
          </draw:text-box>
        </draw:frame>
        <draw:frame presentation:style-name="pr5" draw:layer="layout" svg:width="24.299cm" svg:height="11.629cm" svg:x="1.35cm" svg:y="4.212cm" presentation:class="outline">
          <draw:text-box>
            <text:list text:style-name="L2">
              <text:list-header>
                <text:p>CC BY-SA 3.0 unported</text:p>
              </text:list-header>
              <text:list-item>
                <text:p>Proxy Illustration – Brian Cluff</text:p>
              </text:list-item>
              <text:list-item>
                <text:p>Reverse-Proxy Illustration – Brian Cluf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style:line-height-at-least="0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7.443cm" svg:height="4.962cm" svg:x="1.561cm" svg:y="2.049cm" draw:page-number="1"/>
      <draw:page-thumbnail draw:layer="backgroundobjects" svg:width="7.443cm" svg:height="4.962cm" svg:x="1.561cm" svg:y="8.012cm"/>
      <draw:page-thumbnail draw:layer="backgroundobjects" svg:width="7.443cm" svg:height="4.962cm" svg:x="1.561cm" svg:y="13.975cm"/>
      <draw:page-thumbnail draw:layer="backgroundobjects" svg:width="7.443cm" svg:height="4.962cm" svg:x="11.128cm" svg:y="2.049cm"/>
      <draw:page-thumbnail draw:layer="backgroundobjects" svg:width="7.443cm" svg:height="4.962cm" svg:x="11.128cm" svg:y="8.012cm"/>
      <draw:page-thumbnail draw:layer="backgroundobjects" svg:width="7.443cm" svg:height="4.962cm" svg:x="11.128cm" svg:y="13.975cm"/>
      <draw:page-thumbnail draw:layer="backgroundobjects" svg:width="7.443cm" svg:height="4.962cm" svg:x="20.695cm" svg:y="2.049cm"/>
      <draw:page-thumbnail draw:layer="backgroundobjects" svg:width="7.443cm" svg:height="4.962cm" svg:x="20.695cm" svg:y="8.012cm"/>
      <draw:page-thumbnail draw:layer="backgroundobjects" svg:width="7.443cm" svg:height="4.962cm" svg:x="20.695cm" svg:y="13.975cm"/>
    </style:handout-master>
    <style:master-page style:name="harmaa2" style:page-layout-name="PM1" draw:style-name="Mdp1">
      <draw:frame presentation:style-name="Mpr1" draw:text-style-name="MP3" draw:layer="backgroundobjects" svg:width="24.299cm" svg:height="3.005cm" svg:x="1.35cm" svg:y="0.71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0.428cm" svg:x="10.858cm" svg:y="17.57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558cm" svg:height="0.428cm" svg:x="0.482cm" svg:y="17.571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29cm" svg:height="0.428cm" svg:x="19.285cm" svg:y="17.571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2-01-15T00:22:00</meta:creation-date>
    <dc:language>fi-FI</dc:language>
    <meta:editing-cycles>30</meta:editing-cycles>
    <meta:editing-duration>PT72H32M53S</meta:editing-duration>
    <meta:initial-creator>der.hans </meta:initial-creator>
    <dc:date>2012-01-22T02:16:22</dc:date>
    <dc:creator>der.hans </dc:creator>
    <meta:document-statistic meta:object-count="11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y.otp"/>
  </office:meta>
</office:document-meta>
</file>